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963cm"/>
        </style:tab-stops>
      </style:paragraph-properties>
    </style:style>
    <style:style style:name="P2" style:family="paragraph" style:parent-style-name="Standard" style:list-style-name="L1">
      <style:paragraph-properties>
        <style:tab-stops>
          <style:tab-stop style:position="2.963cm"/>
        </style:tab-stops>
      </style:paragraph-properties>
    </style:style>
    <style:style style:name="P3" style:family="paragraph" style:parent-style-name="Standard" style:list-style-name="L2">
      <style:paragraph-properties>
        <style:tab-stops>
          <style:tab-stop style:position="2.963cm"/>
        </style:tab-stops>
      </style:paragraph-properties>
    </style:style>
    <style:style style:name="T1" style:family="text">
      <style:text-properties style:font-name="Verdan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line-through-style="solid"/>
    </style:style>
    <style:style style:name="T6" style:family="text">
      <style:text-properties style:text-position="33% 58%"/>
    </style:style>
    <style:style style:name="T7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PWord</text:h>
      <text:p text:style-name="Standard"/>
      <text:p text:style-name="Standard">Test document for <text:a xlink:type="simple" xlink:href="https://github.com/PHPOffice/PHPWord">PHPWord</text:a> ODText Reader.</text:p>
      <text:p text:style-name="P1">Should be able to read font <text:span text:style-name="T1">family</text:span>, <text:span text:style-name="T2">size</text:span>, <text:span text:style-name="T3">bold</text:span>, <text:span text:style-name="T4">italic</text:span>, <text:span text:style-name="T5">strike</text:span>, <text:span text:style-name="T6">superscript</text:span>, <text:span text:style-name="T7">subscript</text:span>, etc.</text:p>
      <text:p text:style-name="P1"/>
      <text:p text:style-name="P1">Bulleted lists:</text:p>
      <text:list xml:id="list3802663777338623945" text:style-name="L1">
        <text:list-item>
          <text:p text:style-name="P2">Item 1</text:p>
        </text:list-item>
        <text:list-item>
          <text:p text:style-name="P2">Item 2</text:p>
        </text:list-item>
      </text:list>
      <text:p text:style-name="P1"/>
      <text:p text:style-name="P1">Numbered list:</text:p>
      <text:list xml:id="list4513598753697484552" text:style-name="L2">
        <text:list-item>
          <text:p text:style-name="P3">Item 1</text:p>
        </text:list-item>
        <text:list-item>
          <text:p text:style-name="P3">Item 2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PWord</meta:initial-creator>
    <meta:creation-date>2014-04-29T00:16:59.82</meta:creation-date>
    <meta:editing-cycles>3</meta:editing-cycles>
    <meta:editing-duration>PT6M16S</meta:editing-duration>
    <dc:title>PHPWord ODText Reader</dc:title>
    <dc:date>2014-05-20T14:48:01.36</dc:date>
    <dc:creator>PHPWord</dc:creator>
    <meta:generator>OpenOffice/4.0.1$Win32 OpenOffice.org_project/401m5$Build-9714</meta:generator>
    <dc:description>This is a sample file</dc:description>
    <meta:keyword>sample</meta:keyword>
    <dc:subject>Sample File</dc:subject>
    <meta:document-statistic meta:table-count="0" meta:image-count="0" meta:object-count="0" meta:page-count="1" meta:paragraph-count="9" meta:word-count="37" meta:character-count="198"/>
    <meta:user-defined meta:name="Company">PHPWord</meta:user-defined>
  </office:meta>
</office:document-meta>
</file>